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19"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1" style:family="paragraph" style:parent-style-name="List_20_Paragraph" style:list-style-name="WWNum2">
      <style:text-properties style:font-name="Pericles" fo:font-size="8pt" style:font-size-asian="8pt" style:font-size-complex="8pt"/>
    </style:style>
    <style:style style:name="P22" style:family="paragraph" style:parent-style-name="List_20_Paragraph" style:list-style-name="WWNum4">
      <style:text-properties style:font-name="Pericles" fo:font-size="8pt" style:font-size-asian="8pt" style:font-size-complex="8pt"/>
    </style:style>
    <style:style style:name="P23" style:family="paragraph" style:parent-style-name="List_20_Paragraph" style:list-style-name="WWNum21">
      <style:text-properties style:font-name="Pericles" fo:font-size="8pt" style:font-size-asian="8pt" style:font-size-complex="8pt"/>
    </style:style>
    <style:style style:name="P24" style:family="paragraph" style:parent-style-name="List_20_Paragraph" style:list-style-name="WWNum23">
      <style:text-properties style:font-name="Pericles" fo:font-size="8pt" style:font-size-asian="8pt" style:font-size-complex="8pt"/>
    </style:style>
    <style:style style:name="P25" style:family="paragraph" style:parent-style-name="List_20_Paragraph" style:list-style-name="WWNum22">
      <style:text-properties style:font-name="Pericles" fo:font-size="8pt" style:font-size-asian="8pt" style:font-size-complex="8pt"/>
    </style:style>
    <style:style style:name="P26" style:family="paragraph" style:parent-style-name="List_20_Paragraph" style:list-style-name="WWNum24">
      <style:text-properties style:font-name="Pericles" fo:font-size="8pt" style:font-size-asian="8pt" style:font-size-complex="8pt"/>
    </style:style>
    <style:style style:name="P27" style:family="paragraph" style:parent-style-name="List_20_Paragraph" style:list-style-name="WWNum14">
      <style:text-properties style:font-name="Pericles" fo:font-size="8pt" style:font-size-asian="8pt" style:font-size-complex="8pt"/>
    </style:style>
    <style:style style:name="P28" style:family="paragraph" style:parent-style-name="List_20_Paragraph" style:list-style-name="WWNum10">
      <style:text-properties style:font-name="Pericles" fo:font-size="8pt" style:font-size-asian="8pt" style:font-size-complex="8pt"/>
    </style:style>
    <style:style style:name="P29" style:family="paragraph" style:parent-style-name="List_20_Paragraph" style:list-style-name="WWNum9">
      <style:text-properties style:font-name="Pericles" fo:font-size="8pt" style:font-size-asian="8pt" style:font-size-complex="8pt"/>
    </style:style>
    <style:style style:name="P30" style:family="paragraph" style:parent-style-name="List_20_Paragraph" style:list-style-name="WWNum16">
      <style:text-properties style:font-name="Pericles" fo:font-size="8pt" style:font-size-asian="8pt" style:font-size-complex="8pt"/>
    </style:style>
    <style:style style:name="P31" style:family="paragraph" style:parent-style-name="List_20_Paragraph" style:list-style-name="WWNum17">
      <style:text-properties style:font-name="Pericles" fo:font-size="8pt" style:font-size-asian="8pt" style:font-size-complex="8pt"/>
    </style:style>
    <style:style style:name="P32" style:family="paragraph" style:parent-style-name="List_20_Paragraph" style:list-style-name="WWNum20">
      <style:text-properties style:font-name="Pericles" fo:font-size="8pt" style:font-size-asian="8pt" style:font-size-complex="8pt"/>
    </style:style>
    <style:style style:name="P33" style:family="paragraph" style:parent-style-name="List_20_Paragraph" style:list-style-name="WWNum33">
      <style:text-properties style:font-name="Pericles" fo:font-size="8pt" style:font-size-asian="8pt" style:font-size-complex="8pt"/>
    </style:style>
    <style:style style:name="P34" style:family="paragraph" style:parent-style-name="List_20_Paragraph" style:list-style-name="WWNum12">
      <style:text-properties style:font-name="Pericles" fo:font-size="8pt" style:font-size-asian="8pt" style:font-size-complex="8pt"/>
    </style:style>
    <style:style style:name="P35" style:family="paragraph" style:parent-style-name="List_20_Paragraph" style:list-style-name="WWNum31">
      <style:text-properties style:font-name="Pericles" fo:font-size="8pt" style:font-size-asian="8pt" style:font-size-complex="8pt"/>
    </style:style>
    <style:style style:name="P36" style:family="paragraph" style:parent-style-name="List_20_Paragraph" style:list-style-name="WWNum36">
      <style:text-properties style:font-name="Pericles" fo:font-size="8pt" style:font-size-asian="8pt" style:font-size-complex="8pt"/>
    </style:style>
    <style:style style:name="P37" style:family="paragraph" style:parent-style-name="List_20_Paragraph" style:list-style-name="WWNum11">
      <style:text-properties style:font-name="Pericles" fo:font-size="8pt" style:font-size-asian="8pt" style:font-size-complex="8pt"/>
    </style:style>
    <style:style style:name="P38" style:family="paragraph" style:parent-style-name="List_20_Paragraph" style:list-style-name="WWNum25">
      <style:text-properties style:font-name="Pericles" fo:font-size="8pt" style:font-size-asian="8pt" style:font-size-complex="8pt"/>
    </style:style>
    <style:style style:name="P39" style:family="paragraph" style:parent-style-name="List_20_Paragraph" style:list-style-name="WWNum2">
      <style:text-properties style:font-name="Pericles" fo:font-size="8pt" style:font-size-asian="8pt" style:font-size-complex="10pt"/>
    </style:style>
    <style:style style:name="P40" style:family="paragraph" style:parent-style-name="List_20_Paragraph" style:list-style-name="WWNum29">
      <style:text-properties style:font-name="Pericles" fo:font-size="8pt" style:font-size-asian="8pt" style:font-size-complex="10pt"/>
    </style:style>
    <style:style style:name="P41" style:family="paragraph" style:parent-style-name="List_20_Paragraph" style:list-style-name="WWNum27">
      <style:text-properties style:font-name="Pericles" fo:font-size="8pt" style:font-size-asian="8pt" style:font-size-complex="10pt"/>
    </style:style>
    <style:style style:name="P42" style:family="paragraph" style:parent-style-name="List_20_Paragraph" style:list-style-name="WWNum30">
      <style:text-properties style:font-name="Pericles" fo:font-size="8pt" style:font-size-asian="8pt" style:font-size-complex="10pt"/>
    </style:style>
    <style:style style:name="P43" style:family="paragraph" style:parent-style-name="List_20_Paragraph" style:list-style-name="WWNum35">
      <style:text-properties style:font-name="Pericles" fo:font-size="8pt" style:font-size-asian="8pt" style:font-size-complex="10pt"/>
    </style:style>
    <style:style style:name="P44" style:family="paragraph" style:parent-style-name="List_20_Paragraph" style:list-style-name="WWNum9">
      <style:text-properties style:font-name="Pericles" fo:font-size="8pt" style:font-size-asian="8pt" style:font-size-complex="10pt"/>
    </style:style>
    <style:style style:name="P45" style:family="paragraph" style:parent-style-name="List_20_Paragraph" style:list-style-name="WWNum37">
      <style:text-properties style:font-name="Pericles" fo:font-size="8pt" style:font-size-asian="8pt" style:font-size-complex="10pt"/>
    </style:style>
    <style:style style:name="P46" style:family="paragraph" style:parent-style-name="List_20_Paragraph" style:list-style-name="WWNum18">
      <style:text-properties style:font-name="Pericles" fo:font-size="8pt" style:font-size-asian="8pt" style:font-size-complex="10pt"/>
    </style:style>
    <style:style style:name="P47" style:family="paragraph" style:parent-style-name="List_20_Paragraph" style:list-style-name="WWNum28">
      <style:text-properties style:font-name="Pericles" fo:font-size="8pt" style:font-size-asian="8pt" style:font-size-complex="10pt"/>
    </style:style>
    <style:style style:name="P48" style:family="paragraph" style:parent-style-name="List_20_Paragraph" style:list-style-name="WWNum32">
      <style:text-properties style:font-name="Pericles" fo:font-size="8pt" style:font-size-asian="8pt" style:font-size-complex="10pt"/>
    </style:style>
    <style:style style:name="P49" style:family="paragraph" style:parent-style-name="List_20_Paragraph" style:list-style-name="WWNum15">
      <style:text-properties style:font-name="Pericles" fo:font-size="8pt" style:font-size-asian="8pt" style:font-size-complex="10pt"/>
    </style:style>
    <style:style style:name="P50" style:family="paragraph" style:parent-style-name="List_20_Paragraph" style:list-style-name="WWNum13">
      <style:text-properties style:font-name="Pericles" fo:font-size="8pt" style:font-size-asian="8pt" style:font-size-complex="10pt"/>
    </style:style>
    <style:style style:name="P51" style:family="paragraph" style:parent-style-name="List_20_Paragraph" style:list-style-name="WWNum34">
      <style:text-properties style:font-name="Pericles" fo:font-size="8pt" style:font-size-asian="8pt"/>
    </style:style>
    <style:style style:name="P52"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3" style:family="paragraph" style:parent-style-name="List_20_Paragraph" style:list-style-name="WWNum22"/>
    <style:style style:name="P54" style:family="paragraph" style:parent-style-name="List_20_Paragraph" style:list-style-name="WWNum11"/>
    <style:style style:name="P55" style:family="paragraph" style:parent-style-name="List_20_Paragraph" style:list-style-name="WWNum26"/>
    <style:style style:name="P56"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7" style:family="paragraph" style:parent-style-name="List_20_Paragraph" style:list-style-name="WWNum21">
      <style:paragraph-properties fo:margin-left="0in" fo:margin-right="0in" fo:text-indent="0in" style:auto-text-indent="false"/>
      <style:text-properties style:font-name="Pericles" fo:font-size="8pt" style:font-size-asian="8pt" style:font-size-complex="8pt"/>
    </style:style>
    <style:style style:name="P58"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2548599444718272024" text:style-name="WWNum2">
                    <text:list-item>
                      <text:p text:style-name="P19">Acrobatic Feats</text:p>
                    </text:list-item>
                    <text:list-item>
                      <text:p text:style-name="P21">Bonus Dodge(1)</text:p>
                    </text:list-item>
                    <text:list-item>
                      <text:p text:style-name="P21">Combat Reflexes</text:p>
                    </text:list-item>
                    <text:list-item>
                      <text:p text:style-name="P21">Dodge(1)</text:p>
                    </text:list-item>
                    <text:list-item>
                      <text:p text:style-name="P21">Improved Disengage I</text:p>
                    </text:list-item>
                    <text:list-item>
                      <text:p text:style-name="P21">Mobile Fighter</text:p>
                    </text:list-item>
                    <text:list-item>
                      <text:p text:style-name="P21">Mobility(1)</text:p>
                    </text:list-item>
                    <text:list-item>
                      <text:p text:style-name="P21">Rough Runner</text:p>
                    </text:list-item>
                  </text:list>
                  <text:p text:style-name="P3"/>
                </table:table-cell>
                <table:table-cell table:style-name="Table2.A1" office:value-type="string">
                  <text:list xml:id="list40346190" text:continue-numbering="true" text:style-name="WWNum2">
                    <text:list-item>
                      <text:p text:style-name="P21">Acrobatic Save(Skill/Reflex)</text:p>
                    </text:list-item>
                    <text:list-item>
                      <text:p text:style-name="P21">Dodge(2)</text:p>
                    </text:list-item>
                    <text:list-item>
                      <text:p text:style-name="P21">Improved Disengage II</text:p>
                    </text:list-item>
                    <text:list-item>
                      <text:p text:style-name="P21">Mobility(2)</text:p>
                    </text:list-item>
                    <text:list-item>
                      <text:p text:style-name="P21">Shifty I</text:p>
                    </text:list-item>
                    <text:list-item>
                      <text:p text:style-name="P21">Take Initiative</text:p>
                    </text:list-item>
                  </text:list>
                  <text:p text:style-name="P7"/>
                  <text:p text:style-name="P3"/>
                </table:table-cell>
                <table:table-cell table:style-name="Table2.A1" office:value-type="string">
                  <text:list xml:id="list40339470" text:continue-numbering="true" text:style-name="WWNum2">
                    <text:list-item>
                      <text:p text:style-name="P21">Auto Dodge(12)</text:p>
                    </text:list-item>
                    <text:list-item>
                      <text:p text:style-name="P21">Bonus Dodge(2)</text:p>
                    </text:list-item>
                    <text:list-item>
                      <text:p text:style-name="P21">Dodge(3) ???</text:p>
                    </text:list-item>
                    <text:list-item>
                      <text:p text:style-name="P21">Hit And Run</text:p>
                    </text:list-item>
                    <text:list-item>
                      <text:p text:style-name="P21">Improved Disengage III</text:p>
                    </text:list-item>
                    <text:list-item>
                      <text:p text:style-name="P21">Mobility(3)</text:p>
                    </text:list-item>
                    <text:list-item>
                      <text:p text:style-name="P21">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40333112" text:continue-numbering="true" text:style-name="WWNum2">
                    <text:list-item>
                      <text:p text:style-name="P21">Animal Accuracy I</text:p>
                    </text:list-item>
                    <text:list-item>
                      <text:p text:style-name="P21">Animal Armor I</text:p>
                    </text:list-item>
                    <text:list-item>
                      <text:p text:style-name="P20">Animal Companion</text:p>
                    </text:list-item>
                    <text:list-item>
                      <text:p text:style-name="P21">Animal Defense I</text:p>
                    </text:list-item>
                    <text:list-item>
                      <text:p text:style-name="P21">Companion Return</text:p>
                    </text:list-item>
                    <text:list-item>
                      <text:p text:style-name="P21">Companion Unlock(1)</text:p>
                    </text:list-item>
                    <text:list-item>
                      <text:p text:style-name="P21">Swift Companion(1)</text:p>
                    </text:list-item>
                    <text:list-item>
                      <text:p text:style-name="P21">Wilderness Friends I</text:p>
                    </text:list-item>
                  </text:list>
                  <text:p text:style-name="P3"/>
                </table:table-cell>
                <table:table-cell table:style-name="Table4.A1" office:value-type="string">
                  <text:list xml:id="list40324269" text:continue-numbering="true" text:style-name="WWNum2">
                    <text:list-item>
                      <text:p text:style-name="P21">Animal Accuracy II</text:p>
                    </text:list-item>
                    <text:list-item>
                      <text:p text:style-name="P21">Animal Armor II</text:p>
                    </text:list-item>
                    <text:list-item>
                      <text:p text:style-name="P21">Animal Command</text:p>
                    </text:list-item>
                    <text:list-item>
                      <text:p text:style-name="P21">Animal Defense II</text:p>
                    </text:list-item>
                    <text:list-item>
                      <text:p text:style-name="P21">Companion Unlock(5)</text:p>
                    </text:list-item>
                    <text:list-item>
                      <text:p text:style-name="P21">Swift Companion(2)</text:p>
                    </text:list-item>
                    <text:list-item>
                      <text:p text:style-name="P21">Wilderness Friends II</text:p>
                    </text:list-item>
                  </text:list>
                </table:table-cell>
                <table:table-cell table:style-name="Table4.A1" office:value-type="string">
                  <text:list xml:id="list40314596" text:continue-numbering="true" text:style-name="WWNum2">
                    <text:list-item>
                      <text:p text:style-name="P21">Animal Accuracy III</text:p>
                    </text:list-item>
                    <text:list-item>
                      <text:p text:style-name="P21">Animal Armor III</text:p>
                    </text:list-item>
                    <text:list-item>
                      <text:p text:style-name="P21">Animal Defense III</text:p>
                    </text:list-item>
                    <text:list-item>
                      <text:p text:style-name="P21">Companion Sacrifice</text:p>
                    </text:list-item>
                    <text:list-item>
                      <text:p text:style-name="P21">Companion Unlock(9)</text:p>
                    </text:list-item>
                    <text:list-item>
                      <text:p text:style-name="P21">Shared Talent</text:p>
                    </text:list-item>
                    <text:list-item>
                      <text:p text:style-name="P21">Wilderness Friends III</text:p>
                    </text:list-item>
                  </text:list>
                </table:table-cell>
              </table:table-row>
            </table:table>
            <text:p text:style-name="P3"/>
          </table:table-cell>
        </table:table-row>
        <table:table-row>
          <table:table-cell table:style-name="Table3.A1" office:value-type="string">
            <text:p text:style-name="P1">Notes:</text:p>
            <text:list xml:id="list2192367908614619191" text:style-name="WWNum4">
              <text:list-item>
                <text:p text:style-name="P22">Animal companion starts as a level 1 juvenile creature</text:p>
              </text:list-item>
              <text:list-item>
                <text:p text:style-name="P22">Levels up with character gaining the following</text:p>
                <text:list>
                  <text:list-item>
                    <text:p text:style-name="P22">1 hit point</text:p>
                  </text:list-item>
                  <text:list-item>
                    <text:p text:style-name="P22">1 stat point increase</text:p>
                  </text:list-item>
                  <text:list-item>
                    <text:p text:style-name="P22">+1 combat skill levels each odd level</text:p>
                  </text:list-item>
                  <text:list-item>
                    <text:p text:style-name="P22">+1 non-combat skill levels each even level</text:p>
                  </text:list-item>
                </text:list>
              </text:list-item>
              <text:list-item>
                <text:p text:style-name="P22">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1">Bonus Block(1)</text:p>
                    </text:list-item>
                    <text:list-item>
                      <text:p text:style-name="P21">Fast Blades(12)</text:p>
                    </text:list-item>
                    <text:list-item>
                      <text:p text:style-name="P21">Fast Draw</text:p>
                    </text:list-item>
                    <text:list-item>
                      <text:p text:style-name="P21">Mobile Fighter</text:p>
                    </text:list-item>
                    <text:list-item>
                      <text:p text:style-name="P21">Mobility(1)</text:p>
                    </text:list-item>
                    <text:list-item>
                      <text:p text:style-name="P21">Off-Hand Block</text:p>
                    </text:list-item>
                    <text:list-item>
                      <text:p text:style-name="P21">Offensive Stance</text:p>
                    </text:list-item>
                    <text:list-item>
                      <text:p text:style-name="P21">Sweep I</text:p>
                    </text:list-item>
                  </text:list>
                  <text:p text:style-name="P9"/>
                  <text:p text:style-name="P3"/>
                </table:table-cell>
                <table:table-cell table:style-name="Table6.A1" office:value-type="string">
                  <text:list xml:id="list40336949" text:continue-numbering="true" text:style-name="WWNum2">
                    <text:list-item>
                      <text:p text:style-name="P21">Blade Rush*</text:p>
                    </text:list-item>
                    <text:list-item>
                      <text:p text:style-name="P21">Cutter</text:p>
                    </text:list-item>
                    <text:list-item>
                      <text:p text:style-name="P21">Fast Blades(11)</text:p>
                    </text:list-item>
                    <text:list-item>
                      <text:p text:style-name="P21">Fearsome Display</text:p>
                    </text:list-item>
                    <text:list-item>
                      <text:p text:style-name="P21">Improved Sweep II</text:p>
                    </text:list-item>
                    <text:list-item>
                      <text:p text:style-name="P21">Missile Deflection</text:p>
                    </text:list-item>
                    <text:list-item>
                      <text:p text:style-name="P21">Mobility(2)</text:p>
                    </text:list-item>
                    <text:list-item>
                      <text:p text:style-name="P21">Sweep II</text:p>
                    </text:list-item>
                    <text:list-item>
                      <text:p text:style-name="P21">Wade In</text:p>
                    </text:list-item>
                  </text:list>
                  <text:p text:style-name="P5"/>
                  <text:p text:style-name="P7"/>
                  <text:p text:style-name="P3"/>
                </table:table-cell>
                <table:table-cell table:style-name="Table6.A1" office:value-type="string">
                  <text:list xml:id="list40324435" text:continue-numbering="true" text:style-name="WWNum2">
                    <text:list-item>
                      <text:p text:style-name="P21">Blade Dash*</text:p>
                    </text:list-item>
                    <text:list-item>
                      <text:p text:style-name="P21">Bonus Block(2)</text:p>
                    </text:list-item>
                    <text:list-item>
                      <text:p text:style-name="P21">Fast Blades(10)</text:p>
                    </text:list-item>
                    <text:list-item>
                      <text:p text:style-name="P21">Improved Sweep III</text:p>
                    </text:list-item>
                    <text:list-item>
                      <text:p text:style-name="P21">Shifty I</text:p>
                    </text:list-item>
                    <text:list-item>
                      <text:p text:style-name="P21">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40340472" text:continue-numbering="true" text:style-name="WWNum2">
                    <text:list-item>
                      <text:p text:style-name="P21">Bodyguard Stance</text:p>
                    </text:list-item>
                    <text:list-item>
                      <text:p text:style-name="P21">Bonus Block (1)</text:p>
                    </text:list-item>
                    <text:list-item>
                      <text:p text:style-name="P21">Defensive Stance</text:p>
                    </text:list-item>
                    <text:list-item>
                      <text:p text:style-name="P21">Extended Block</text:p>
                    </text:list-item>
                    <text:list-item>
                      <text:p text:style-name="P21">Fast Draw Shield</text:p>
                    </text:list-item>
                    <text:list-item>
                      <text:p text:style-name="P21">Improved Give Ground*</text:p>
                    </text:list-item>
                    <text:list-item>
                      <text:p text:style-name="P21">Hit Points +2</text:p>
                    </text:list-item>
                    <text:list-item>
                      <text:p text:style-name="P21">Stand Ground</text:p>
                    </text:list-item>
                  </text:list>
                  <text:p text:style-name="P3"/>
                </table:table-cell>
                <table:table-cell table:style-name="Table8.A1" office:value-type="string">
                  <text:list xml:id="list40340102" text:continue-numbering="true" text:style-name="WWNum2">
                    <text:list-item>
                      <text:p text:style-name="P21">Don’t You Die On Me</text:p>
                    </text:list-item>
                    <text:list-item>
                      <text:p text:style-name="P21">Follow Me*</text:p>
                    </text:list-item>
                    <text:list-item>
                      <text:p text:style-name="P21">Hit Points +2</text:p>
                    </text:list-item>
                    <text:list-item>
                      <text:p text:style-name="P21">Resist Fear(1)</text:p>
                    </text:list-item>
                    <text:list-item>
                      <text:p text:style-name="P21">Save Blocker</text:p>
                    </text:list-item>
                    <text:list-item>
                      <text:p text:style-name="P21">Spell Blocker I</text:p>
                    </text:list-item>
                    <text:list-item>
                      <text:p text:style-name="P21">Take The Fall</text:p>
                    </text:list-item>
                    <text:list-item>
                      <text:p text:style-name="P21">Taunt I</text:p>
                    </text:list-item>
                  </text:list>
                  <text:p text:style-name="P7"/>
                  <text:p text:style-name="P3"/>
                </table:table-cell>
                <table:table-cell table:style-name="Table8.A1" office:value-type="string">
                  <text:list xml:id="list40330270" text:continue-numbering="true" text:style-name="WWNum2">
                    <text:list-item>
                      <text:p text:style-name="P21">Bonus Block(2)</text:p>
                    </text:list-item>
                    <text:list-item>
                      <text:p text:style-name="P21">Follow Me II*</text:p>
                    </text:list-item>
                    <text:list-item>
                      <text:p text:style-name="P21">Hit Points +2</text:p>
                    </text:list-item>
                    <text:list-item>
                      <text:p text:style-name="P21">Resist Fear(2)</text:p>
                    </text:list-item>
                    <text:list-item>
                      <text:p text:style-name="P21">Spell Blocker II</text:p>
                    </text:list-item>
                    <text:list-item>
                      <text:p text:style-name="P21">Taunt II</text:p>
                    </text:list-item>
                    <text:list-item>
                      <text:p text:style-name="P21">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40339835" text:continue-numbering="true" text:style-name="WWNum2">
                    <text:list-item>
                      <text:p text:style-name="P21">Bleeder(2)</text:p>
                    </text:list-item>
                    <text:list-item>
                      <text:p text:style-name="P21">Fast Archer(12)</text:p>
                    </text:list-item>
                    <text:list-item>
                      <text:p text:style-name="P21">Mobile Fighter</text:p>
                    </text:list-item>
                    <text:list-item>
                      <text:p text:style-name="P21">Mobility(1)</text:p>
                    </text:list-item>
                    <text:list-item>
                      <text:p text:style-name="P21">Piercer(2)</text:p>
                    </text:list-item>
                    <text:list-item>
                      <text:p text:style-name="P21">Point Blank I</text:p>
                    </text:list-item>
                    <text:list-item>
                      <text:p text:style-name="P21">Quick Aim**</text:p>
                    </text:list-item>
                  </text:list>
                  <text:p text:style-name="P9"/>
                </table:table-cell>
                <table:table-cell table:style-name="Table10.A1" office:value-type="string">
                  <text:list xml:id="list40316198" text:continue-numbering="true" text:style-name="WWNum2">
                    <text:list-item>
                      <text:p text:style-name="P21">Bleeder(3)</text:p>
                    </text:list-item>
                    <text:list-item>
                      <text:p text:style-name="P21">Dodge(1)</text:p>
                    </text:list-item>
                    <text:list-item>
                      <text:p text:style-name="P21">Double Shot*</text:p>
                    </text:list-item>
                    <text:list-item>
                      <text:p text:style-name="P21">Fast Archer(11)</text:p>
                    </text:list-item>
                    <text:list-item>
                      <text:p text:style-name="P21">Iron Bow</text:p>
                    </text:list-item>
                    <text:list-item>
                      <text:p text:style-name="P21">Lightning Aim**</text:p>
                    </text:list-item>
                    <text:list-item>
                      <text:p text:style-name="P21">Piercer(3)</text:p>
                    </text:list-item>
                    <text:list-item>
                      <text:p text:style-name="P21">Point Blank II</text:p>
                    </text:list-item>
                  </text:list>
                  <text:p text:style-name="P5"/>
                  <text:p text:style-name="P9"/>
                  <text:p text:style-name="P7"/>
                  <text:p text:style-name="P3"/>
                </table:table-cell>
                <table:table-cell table:style-name="Table10.A1" office:value-type="string">
                  <text:list xml:id="list40323157" text:continue-numbering="true" text:style-name="WWNum2">
                    <text:list-item>
                      <text:p text:style-name="P21">Bleeder(4)</text:p>
                    </text:list-item>
                    <text:list-item>
                      <text:p text:style-name="P21">Fast Archer(10)</text:p>
                    </text:list-item>
                    <text:list-item>
                      <text:p text:style-name="P21">Hit And Run</text:p>
                    </text:list-item>
                    <text:list-item>
                      <text:p text:style-name="P21">Mobility(2)</text:p>
                    </text:list-item>
                    <text:list-item>
                      <text:p text:style-name="P21">Piercer(4)</text:p>
                    </text:list-item>
                    <text:list-item>
                      <text:p text:style-name="P21">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40329206" text:continue-numbering="true" text:style-name="WWNum2">
                    <text:list-item>
                      <text:p text:style-name="P19">Acrobatic Feats</text:p>
                    </text:list-item>
                    <text:list-item>
                      <text:p text:style-name="P21">Break Fall I</text:p>
                    </text:list-item>
                    <text:list-item>
                      <text:p text:style-name="P21">Contortionist</text:p>
                    </text:list-item>
                    <text:list-item>
                      <text:p text:style-name="P21">Improved Disengage I</text:p>
                    </text:list-item>
                    <text:list-item>
                      <text:p text:style-name="P21">Iron Grip</text:p>
                    </text:list-item>
                    <text:list-item>
                      <text:p text:style-name="P21">Mobility(1)</text:p>
                    </text:list-item>
                    <text:list-item>
                      <text:p text:style-name="P21">Expert Climber I</text:p>
                    </text:list-item>
                    <text:list-item>
                      <text:p text:style-name="P21">Trap Sense</text:p>
                    </text:list-item>
                  </text:list>
                  <text:p text:style-name="P3"/>
                </table:table-cell>
                <table:table-cell table:style-name="Table12.A1" office:value-type="string">
                  <text:list xml:id="list40315511" text:continue-numbering="true" text:style-name="WWNum2">
                    <text:list-item>
                      <text:p text:style-name="P21">Acrobatic Save(Skill/Reflex)</text:p>
                    </text:list-item>
                    <text:list-item>
                      <text:p text:style-name="P21">Improved Disengage II</text:p>
                    </text:list-item>
                    <text:list-item>
                      <text:p text:style-name="P21">Mobility(2)</text:p>
                    </text:list-item>
                    <text:list-item>
                      <text:p text:style-name="P21">No Hands</text:p>
                    </text:list-item>
                    <text:list-item>
                      <text:p text:style-name="P21">Resist Traps(1)</text:p>
                    </text:list-item>
                    <text:list-item>
                      <text:p text:style-name="P21">Shifty I</text:p>
                    </text:list-item>
                    <text:list-item>
                      <text:p text:style-name="P21">Stealth Run</text:p>
                    </text:list-item>
                  </text:list>
                  <text:p text:style-name="P5"/>
                  <text:p text:style-name="P7"/>
                  <text:p text:style-name="P3"/>
                </table:table-cell>
                <table:table-cell table:style-name="Table12.A1" office:value-type="string">
                  <text:list xml:id="list40333302" text:continue-numbering="true" text:style-name="WWNum2">
                    <text:list-item>
                      <text:p text:style-name="P21">Bonus Block(3)</text:p>
                    </text:list-item>
                    <text:list-item>
                      <text:p text:style-name="P21">Break Fall II</text:p>
                    </text:list-item>
                    <text:list-item>
                      <text:p text:style-name="P21">Expert Climber II</text:p>
                    </text:list-item>
                    <text:list-item>
                      <text:p text:style-name="P21">Improved Disengage III</text:p>
                    </text:list-item>
                    <text:list-item>
                      <text:p text:style-name="P21">Mobility(3)</text:p>
                    </text:list-item>
                    <text:list-item>
                      <text:p text:style-name="P21">Resist Traps(2)</text:p>
                    </text:list-item>
                    <text:list-item>
                      <text:p text:style-name="P21">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40330467" text:continue-numbering="true" text:style-name="WWNum2">
                    <text:list-item>
                      <text:p text:style-name="P21"><text:soft-page-break/>Armsman I</text:p>
                    </text:list-item>
                    <text:list-item>
                      <text:p text:style-name="P21">Cleave</text:p>
                    </text:list-item>
                    <text:list-item>
                      <text:p text:style-name="P21">Hit Points +2</text:p>
                    </text:list-item>
                    <text:list-item>
                      <text:p text:style-name="P21">Improved Charge I</text:p>
                    </text:list-item>
                    <text:list-item>
                      <text:p text:style-name="P21">Offensive Stance</text:p>
                    </text:list-item>
                    <text:list-item>
                      <text:p text:style-name="P21">Press</text:p>
                    </text:list-item>
                    <text:list-item>
                      <text:p text:style-name="P21">Shield Breaker(12)</text:p>
                    </text:list-item>
                    <text:list-item>
                      <text:p text:style-name="P21">Wade In</text:p>
                    </text:list-item>
                  </text:list>
                </table:table-cell>
                <table:table-cell table:style-name="Table14.A1" office:value-type="string">
                  <text:list xml:id="list40327314" text:continue-numbering="true" text:style-name="WWNum2">
                    <text:list-item>
                      <text:p text:style-name="P21">Armsman II</text:p>
                    </text:list-item>
                    <text:list-item>
                      <text:p text:style-name="P21">Hit Points +2</text:p>
                    </text:list-item>
                    <text:list-item>
                      <text:p text:style-name="P21">Improved Charge II</text:p>
                    </text:list-item>
                    <text:list-item>
                      <text:p text:style-name="P21">Shield Breaker(11)</text:p>
                    </text:list-item>
                    <text:list-item>
                      <text:p text:style-name="P21">Striker(1)</text:p>
                    </text:list-item>
                    <text:list-item>
                      <text:p text:style-name="P39">Sweep I</text:p>
                    </text:list-item>
                  </text:list>
                  <text:p text:style-name="P7"/>
                  <text:p text:style-name="P3"/>
                </table:table-cell>
                <table:table-cell table:style-name="Table14.A1" office:value-type="string">
                  <text:list xml:id="list40328730" text:continue-numbering="true" text:style-name="WWNum2">
                    <text:list-item>
                      <text:p text:style-name="P21">Hit Points +2</text:p>
                    </text:list-item>
                    <text:list-item>
                      <text:p text:style-name="P21">Limb Taker</text:p>
                    </text:list-item>
                    <text:list-item>
                      <text:p text:style-name="P21">Shield Breaker(10)</text:p>
                    </text:list-item>
                    <text:list-item>
                      <text:p text:style-name="P21">Striker(2)</text:p>
                    </text:list-item>
                    <text:list-item>
                      <text:p text:style-name="P21">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40330241" text:continue-numbering="true" text:style-name="WWNum2">
                    <text:list-item>
                      <text:p text:style-name="P21">Dirt In The Eyes</text:p>
                    </text:list-item>
                    <text:list-item>
                      <text:p text:style-name="P21">Flanker(1)*</text:p>
                    </text:list-item>
                    <text:list-item>
                      <text:p text:style-name="P21">Get Inside</text:p>
                    </text:list-item>
                    <text:list-item>
                      <text:p text:style-name="P21">Improvised Weapon</text:p>
                    </text:list-item>
                    <text:list-item>
                      <text:p text:style-name="P21">Play Dead</text:p>
                    </text:list-item>
                    <text:list-item>
                      <text:p text:style-name="P21">Prone Fighter</text:p>
                    </text:list-item>
                    <text:list-item>
                      <text:p text:style-name="P21">Shifty I</text:p>
                    </text:list-item>
                  </text:list>
                </table:table-cell>
                <table:table-cell table:style-name="Table16.A1" office:value-type="string">
                  <text:list xml:id="list40314430" text:continue-numbering="true" text:style-name="WWNum2">
                    <text:list-item>
                      <text:p text:style-name="P21">Dodge(1)</text:p>
                    </text:list-item>
                    <text:list-item>
                      <text:p text:style-name="P21">Fast Fists or Knives(12)</text:p>
                    </text:list-item>
                    <text:list-item>
                      <text:p text:style-name="P21">Flanker(2)*</text:p>
                    </text:list-item>
                    <text:list-item>
                      <text:p text:style-name="P21">Ear Biter</text:p>
                    </text:list-item>
                    <text:list-item>
                      <text:p text:style-name="P21">Head Butt</text:p>
                    </text:list-item>
                    <text:list-item>
                      <text:p text:style-name="P21">Hit Points +2</text:p>
                    </text:list-item>
                    <text:list-item>
                      <text:p text:style-name="P21">Shifty II</text:p>
                    </text:list-item>
                    <text:list-item>
                      <text:p text:style-name="P21">Tough SOB</text:p>
                    </text:list-item>
                  </text:list>
                  <text:p text:style-name="P7"/>
                  <text:p text:style-name="P3"/>
                </table:table-cell>
                <table:table-cell table:style-name="Table16.A1" office:value-type="string">
                  <text:list xml:id="list40328542" text:continue-numbering="true" text:style-name="WWNum2">
                    <text:list-item>
                      <text:p text:style-name="P21">Back Biter*</text:p>
                    </text:list-item>
                    <text:list-item>
                      <text:p text:style-name="P21">Dodge(2)</text:p>
                    </text:list-item>
                    <text:list-item>
                      <text:p text:style-name="P21">Fast Fists or Knives(11)</text:p>
                    </text:list-item>
                    <text:list-item>
                      <text:p text:style-name="P21">Hit and Run</text:p>
                    </text:list-item>
                    <text:list-item>
                      <text:p text:style-name="P21">Hit Points +2</text:p>
                    </text:list-item>
                    <text:list-item>
                      <text:p text:style-name="P21">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40341862" text:continue-numbering="true" text:style-name="WWNum2">
                    <text:list-item>
                      <text:p text:style-name="P21">Anatomic Precision I</text:p>
                    </text:list-item>
                    <text:list-item>
                      <text:p text:style-name="P21">Auto Medical(12)</text:p>
                    </text:list-item>
                    <text:list-item>
                      <text:p text:style-name="P21">Bleed(1)</text:p>
                    </text:list-item>
                    <text:list-item>
                      <text:p text:style-name="P21">Combat Medic</text:p>
                    </text:list-item>
                    <text:list-item>
                      <text:p text:style-name="P21">Physician I</text:p>
                    </text:list-item>
                    <text:list-item>
                      <text:p text:style-name="P21">Resist Disease(1)</text:p>
                    </text:list-item>
                    <text:list-item>
                      <text:p text:style-name="P21">Resist Poison(1)</text:p>
                    </text:list-item>
                    <text:list-item>
                      <text:p text:style-name="P21">Self-Surgeon I</text:p>
                    </text:list-item>
                  </text:list>
                </table:table-cell>
                <table:table-cell table:style-name="Table45.A1" office:value-type="string">
                  <text:list xml:id="list40317000" text:continue-numbering="true" text:style-name="WWNum2">
                    <text:list-item>
                      <text:p text:style-name="P21">Anatomic Precision II</text:p>
                    </text:list-item>
                    <text:list-item>
                      <text:p text:style-name="P21">Auto Medical(11)</text:p>
                    </text:list-item>
                    <text:list-item>
                      <text:p text:style-name="P21">Bleeder(2)</text:p>
                    </text:list-item>
                    <text:list-item>
                      <text:p text:style-name="P21">Don't You Die On Me</text:p>
                    </text:list-item>
                    <text:list-item>
                      <text:p text:style-name="P21">Disease Sniffer</text:p>
                    </text:list-item>
                    <text:list-item>
                      <text:p text:style-name="P21">Healing hands</text:p>
                    </text:list-item>
                    <text:list-item>
                      <text:p text:style-name="P21">Nerve Pinch</text:p>
                    </text:list-item>
                    <text:list-item>
                      <text:p text:style-name="P21">Poison Sniffer</text:p>
                    </text:list-item>
                    <text:list-item>
                      <text:p text:style-name="P21">Resist Disease(2)</text:p>
                    </text:list-item>
                    <text:list-item>
                      <text:p text:style-name="P21">Resist Poison(2)</text:p>
                    </text:list-item>
                  </text:list>
                  <text:p text:style-name="P7"/>
                  <text:p text:style-name="P3"/>
                </table:table-cell>
                <table:table-cell table:style-name="Table45.A1" office:value-type="string">
                  <text:list xml:id="list40340779" text:continue-numbering="true" text:style-name="WWNum2">
                    <text:list-item>
                      <text:p text:style-name="P21">Auto Medical(10)</text:p>
                    </text:list-item>
                    <text:list-item>
                      <text:p text:style-name="P21">Bleeder(4)</text:p>
                    </text:list-item>
                    <text:list-item>
                      <text:p text:style-name="P21">Deadly Anatomy</text:p>
                    </text:list-item>
                    <text:list-item>
                      <text:p text:style-name="P21">Physician II</text:p>
                    </text:list-item>
                    <text:list-item>
                      <text:p text:style-name="P21">Resist Disease(3)</text:p>
                    </text:list-item>
                    <text:list-item>
                      <text:p text:style-name="P21">resist Poison(3)</text:p>
                    </text:list-item>
                    <text:list-item>
                      <text:p text:style-name="P21">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40323739" text:continue-numbering="true" text:style-name="WWNum2">
                    <text:list-item>
                      <text:p text:style-name="P21">Bonus Block(1)</text:p>
                    </text:list-item>
                    <text:list-item>
                      <text:p text:style-name="P21">Disarm(12)</text:p>
                    </text:list-item>
                    <text:list-item>
                      <text:p text:style-name="P21">Fearsome Display</text:p>
                    </text:list-item>
                    <text:list-item>
                      <text:p text:style-name="P21">Improved Disengage I</text:p>
                    </text:list-item>
                    <text:list-item>
                      <text:p text:style-name="P21">Improved Give Ground I</text:p>
                    </text:list-item>
                    <text:list-item>
                      <text:p text:style-name="P21">Mercy</text:p>
                    </text:list-item>
                    <text:list-item>
                      <text:p text:style-name="P21">Mobility(1)</text:p>
                    </text:list-item>
                    <text:list-item>
                      <text:p text:style-name="P21"><text:soft-page-break/>Piercer(2)</text:p>
                    </text:list-item>
                  </text:list>
                </table:table-cell>
                <table:table-cell table:style-name="Table18.A1" office:value-type="string">
                  <text:list xml:id="list40326135" text:continue-numbering="true" text:style-name="WWNum2">
                    <text:list-item>
                      <text:p text:style-name="P21">Disarm(10)</text:p>
                    </text:list-item>
                    <text:list-item>
                      <text:p text:style-name="P21">Dodge(1)</text:p>
                    </text:list-item>
                    <text:list-item>
                      <text:p text:style-name="P21">Greedy Disarm</text:p>
                    </text:list-item>
                    <text:list-item>
                      <text:p text:style-name="P21">Improved Disengage II</text:p>
                    </text:list-item>
                    <text:list-item>
                      <text:p text:style-name="P21">Improved Give Ground II</text:p>
                    </text:list-item>
                    <text:list-item>
                      <text:p text:style-name="P21">Lucky SoB</text:p>
                    </text:list-item>
                    <text:list-item>
                      <text:p text:style-name="P21">Piercer(3)</text:p>
                    </text:list-item>
                    <text:list-item>
                      <text:p text:style-name="P21">Witty Riposte</text:p>
                    </text:list-item>
                  </text:list>
                  <text:p text:style-name="P7"/>
                  <text:p text:style-name="P3"/>
                </table:table-cell>
                <table:table-cell table:style-name="Table18.A1" office:value-type="string">
                  <text:list xml:id="list40335632" text:continue-numbering="true" text:style-name="WWNum2">
                    <text:list-item>
                      <text:p text:style-name="P21">Bonus Block(2)</text:p>
                    </text:list-item>
                    <text:list-item>
                      <text:p text:style-name="P21">Disarm(9)</text:p>
                    </text:list-item>
                    <text:list-item>
                      <text:p text:style-name="P21">Improved Disengage III</text:p>
                    </text:list-item>
                    <text:list-item>
                      <text:p text:style-name="P21">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40334255" text:continue-numbering="true" text:style-name="WWNum2">
                    <text:list-item>
                      <text:p text:style-name="P21">Companion Unlock(1)</text:p>
                    </text:list-item>
                    <text:list-item>
                      <text:p text:style-name="P20">Familiar</text:p>
                    </text:list-item>
                    <text:list-item>
                      <text:p text:style-name="P21">Familiar Adviser</text:p>
                    </text:list-item>
                    <text:list-item>
                      <text:p text:style-name="P21">Familiar Defender</text:p>
                    </text:list-item>
                    <text:list-item>
                      <text:p text:style-name="P21">Familiar Telepathy</text:p>
                    </text:list-item>
                    <text:list-item>
                      <text:p text:style-name="P21">Familiar Trait</text:p>
                    </text:list-item>
                    <text:list-item>
                      <text:p text:style-name="P21">Familiar Weaponry</text:p>
                      <text:p text:style-name="P56"/>
                    </text:list-item>
                  </text:list>
                </table:table-cell>
                <table:table-cell table:style-name="Table20.A1" office:value-type="string">
                  <text:list xml:id="list40336837" text:continue-numbering="true" text:style-name="WWNum2">
                    <text:list-item>
                      <text:p text:style-name="P21">Companion Unlock(5)</text:p>
                    </text:list-item>
                    <text:list-item>
                      <text:p text:style-name="P21">Conduit</text:p>
                    </text:list-item>
                    <text:list-item>
                      <text:p text:style-name="P21">Familiar Hit Points +4</text:p>
                    </text:list-item>
                    <text:list-item>
                      <text:p text:style-name="P21">Shared Sight</text:p>
                    </text:list-item>
                    <text:list-item>
                      <text:p text:style-name="P21">Shared Spells</text:p>
                    </text:list-item>
                    <text:list-item>
                      <text:p text:style-name="P21">Magic Dampener</text:p>
                    </text:list-item>
                  </text:list>
                  <text:p text:style-name="P7"/>
                  <text:p text:style-name="P3"/>
                </table:table-cell>
                <table:table-cell table:style-name="Table20.A1" office:value-type="string">
                  <text:list xml:id="list40340127" text:continue-numbering="true" text:style-name="WWNum2">
                    <text:list-item>
                      <text:p text:style-name="P21">Call Familiar</text:p>
                    </text:list-item>
                    <text:list-item>
                      <text:p text:style-name="P21">Companion Unlock(9)</text:p>
                    </text:list-item>
                    <text:list-item>
                      <text:p text:style-name="P21">Familiar Blood</text:p>
                    </text:list-item>
                    <text:list-item>
                      <text:p text:style-name="P21">Familiar Cast</text:p>
                    </text:list-item>
                    <text:list-item>
                      <text:p text:style-name="P21">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40327152" text:continue-numbering="true" text:style-name="WWNum2">
                    <text:list-item>
                      <text:p text:style-name="P21">Armored Athlete</text:p>
                    </text:list-item>
                    <text:list-item>
                      <text:p text:style-name="P21">Armsman I</text:p>
                    </text:list-item>
                    <text:list-item>
                      <text:p text:style-name="P21">Avoid Death Blow(2)</text:p>
                    </text:list-item>
                    <text:list-item>
                      <text:p text:style-name="P21">Bonus Block(1)</text:p>
                    </text:list-item>
                    <text:list-item>
                      <text:p text:style-name="P21">Crowd Favorite</text:p>
                    </text:list-item>
                    <text:list-item>
                      <text:p text:style-name="P21">Greedy</text:p>
                    </text:list-item>
                    <text:list-item>
                      <text:p text:style-name="P21">Hit Points +2</text:p>
                    </text:list-item>
                    <text:list-item>
                      <text:p text:style-name="P21">Net Proficiency*</text:p>
                    </text:list-item>
                    <text:list-item>
                      <text:p text:style-name="P21">Prone Fighting</text:p>
                    </text:list-item>
                    <text:list-item>
                      <text:p text:style-name="P21">Shield Bash</text:p>
                    </text:list-item>
                  </text:list>
                </table:table-cell>
                <table:table-cell table:style-name="Table22.A1" office:value-type="string">
                  <text:list xml:id="list40334548" text:continue-numbering="true" text:style-name="WWNum2">
                    <text:list-item>
                      <text:p text:style-name="P21">Armsman II</text:p>
                    </text:list-item>
                    <text:list-item>
                      <text:p text:style-name="P21">Avoid Death Blow(4)</text:p>
                    </text:list-item>
                    <text:list-item>
                      <text:p text:style-name="P21">Entangler(11)*</text:p>
                    </text:list-item>
                    <text:list-item>
                      <text:p text:style-name="P21">Fearsome Display</text:p>
                    </text:list-item>
                    <text:list-item>
                      <text:p text:style-name="P21">Hit Points +2</text:p>
                    </text:list-item>
                    <text:list-item>
                      <text:p text:style-name="P21">Piercing Blow(2)</text:p>
                    </text:list-item>
                  </text:list>
                  <text:p text:style-name="P7"/>
                  <text:p text:style-name="P3"/>
                </table:table-cell>
                <table:table-cell table:style-name="Table22.A1" office:value-type="string">
                  <text:list xml:id="list40316499" text:continue-numbering="true" text:style-name="WWNum2">
                    <text:list-item>
                      <text:p text:style-name="P21">Avoid Death Blow(6)</text:p>
                    </text:list-item>
                    <text:list-item>
                      <text:p text:style-name="P21">Bonus Block(2)</text:p>
                    </text:list-item>
                    <text:list-item>
                      <text:p text:style-name="P21">Entangler(10)</text:p>
                    </text:list-item>
                    <text:list-item>
                      <text:p text:style-name="P21">Follow Me II*</text:p>
                    </text:list-item>
                    <text:list-item>
                      <text:p text:style-name="P21">Hit Points +2</text:p>
                    </text:list-item>
                    <text:list-item>
                      <text:p text:style-name="P21">Piercing Blow(4)</text:p>
                    </text:list-item>
                    <text:list-item>
                      <text:p text:style-name="P21">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40318286" text:continue-numbering="true" text:style-name="WWNum2">
                    <text:list-item>
                      <text:p text:style-name="P21">Get Inside</text:p>
                    </text:list-item>
                    <text:list-item>
                      <text:p text:style-name="P21">Iron Grip</text:p>
                    </text:list-item>
                    <text:list-item>
                      <text:p text:style-name="P21">Oiled Up</text:p>
                    </text:list-item>
                    <text:list-item>
                      <text:p text:style-name="P21">Prone Fighting</text:p>
                    </text:list-item>
                    <text:list-item>
                      <text:p text:style-name="P21">Reversal</text:p>
                    </text:list-item>
                    <text:list-item>
                      <text:p text:style-name="P21">Shift grip</text:p>
                    </text:list-item>
                    <text:list-item>
                      <text:p text:style-name="P19">Wrestling Moves(11)</text:p>
                    </text:list-item>
                  </text:list>
                </table:table-cell>
                <table:table-cell table:style-name="Table24.A1" office:value-type="string">
                  <text:list xml:id="list40344105" text:continue-numbering="true" text:style-name="WWNum2">
                    <text:list-item>
                      <text:p text:style-name="P21">Arm Bar</text:p>
                    </text:list-item>
                    <text:list-item>
                      <text:p text:style-name="P21">Break Fall I</text:p>
                    </text:list-item>
                    <text:list-item>
                      <text:p text:style-name="P21">Fireman's Carry I</text:p>
                    </text:list-item>
                    <text:list-item>
                      <text:p text:style-name="P21">Furious Wrestling(2)</text:p>
                    </text:list-item>
                    <text:list-item>
                      <text:p text:style-name="P21">Hammer Down</text:p>
                    </text:list-item>
                    <text:list-item>
                      <text:p text:style-name="P21">Sacrifice Throw</text:p>
                    </text:list-item>
                    <text:list-item>
                      <text:p text:style-name="P21">Wrestling Moves(9)</text:p>
                    </text:list-item>
                  </text:list>
                  <text:p text:style-name="P9"/>
                  <text:p text:style-name="P7"/>
                  <text:p text:style-name="P3"/>
                </table:table-cell>
                <table:table-cell table:style-name="Table24.A1" office:value-type="string">
                  <text:list xml:id="list40337833" text:continue-numbering="true" text:style-name="WWNum2">
                    <text:list-item>
                      <text:p text:style-name="P21">Fireman's Carry II</text:p>
                    </text:list-item>
                    <text:list-item>
                      <text:p text:style-name="P21">Furious Wrestling(3)</text:p>
                    </text:list-item>
                    <text:list-item>
                      <text:p text:style-name="P21">Human Shield</text:p>
                    </text:list-item>
                    <text:list-item>
                      <text:p text:style-name="P21">Neck Snap</text:p>
                    </text:list-item>
                    <text:list-item>
                      <text:p text:style-name="P21">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text:soft-page-break/>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40320675" text:continue-numbering="true" text:style-name="WWNum2">
                    <text:list-item>
                      <text:p text:style-name="P21">Armsman I</text:p>
                    </text:list-item>
                    <text:list-item>
                      <text:p text:style-name="P21">Great Throw I</text:p>
                    </text:list-item>
                    <text:list-item>
                      <text:p text:style-name="P21">Impale(11)*</text:p>
                    </text:list-item>
                    <text:list-item>
                      <text:p text:style-name="P21">Improved Charge</text:p>
                    </text:list-item>
                    <text:list-item>
                      <text:p text:style-name="P21">Offensive Stance</text:p>
                    </text:list-item>
                    <text:list-item>
                      <text:p text:style-name="P21">Piercer(2)</text:p>
                    </text:list-item>
                    <text:list-item>
                      <text:p text:style-name="P21">Set Spear I</text:p>
                    </text:list-item>
                  </text:list>
                </table:table-cell>
                <table:table-cell table:style-name="Table26.A1" office:value-type="string">
                  <text:list xml:id="list40324148" text:continue-numbering="true" text:style-name="WWNum2">
                    <text:list-item>
                      <text:p text:style-name="P21">Armsman II</text:p>
                    </text:list-item>
                    <text:list-item>
                      <text:p text:style-name="P21">Great Throw II</text:p>
                    </text:list-item>
                    <text:list-item>
                      <text:p text:style-name="P21">Impale(9)</text:p>
                    </text:list-item>
                    <text:list-item>
                      <text:p text:style-name="P21">Improved Charge II</text:p>
                    </text:list-item>
                    <text:list-item>
                      <text:p text:style-name="P21">Keep Away</text:p>
                    </text:list-item>
                    <text:list-item>
                      <text:p text:style-name="P21">Mobility(1)</text:p>
                    </text:list-item>
                    <text:list-item>
                      <text:p text:style-name="P21">Piercer(3)</text:p>
                    </text:list-item>
                    <text:list-item>
                      <text:p text:style-name="P21">Pin I*</text:p>
                    </text:list-item>
                    <text:list-item>
                      <text:p text:style-name="P21">Reach(1)</text:p>
                    </text:list-item>
                    <text:list-item>
                      <text:p text:style-name="P21">Set Spear II</text:p>
                    </text:list-item>
                    <text:list-item>
                      <text:p text:style-name="P21">Skewer</text:p>
                    </text:list-item>
                  </text:list>
                  <text:p text:style-name="P7"/>
                  <text:p text:style-name="P3"/>
                </table:table-cell>
                <table:table-cell table:style-name="Table26.A1" office:value-type="string">
                  <text:list xml:id="list40319286" text:continue-numbering="true" text:style-name="WWNum2">
                    <text:list-item>
                      <text:p text:style-name="P21">Impale(7)</text:p>
                    </text:list-item>
                    <text:list-item>
                      <text:p text:style-name="P21">Mobility(2)</text:p>
                    </text:list-item>
                    <text:list-item>
                      <text:p text:style-name="P21">Piercer(4)</text:p>
                    </text:list-item>
                    <text:list-item>
                      <text:p text:style-name="P21">Pin II*</text:p>
                    </text:list-item>
                    <text:list-item>
                      <text:p text:style-name="P21">Reach(2)</text:p>
                    </text:list-item>
                    <text:list-item>
                      <text:p text:style-name="P21">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40322955" text:continue-numbering="true" text:style-name="WWNum2">
                    <text:list-item>
                      <text:p text:style-name="P21">Cautious Fighter</text:p>
                    </text:list-item>
                    <text:list-item>
                      <text:p text:style-name="P21">Mana(1)</text:p>
                    </text:list-item>
                    <text:list-item>
                      <text:p text:style-name="P21">Hardened Skin</text:p>
                    </text:list-item>
                    <text:list-item>
                      <text:p text:style-name="P21">Improved Give Ground I</text:p>
                    </text:list-item>
                    <text:list-item>
                      <text:p text:style-name="P21">Press</text:p>
                    </text:list-item>
                    <text:list-item>
                      <text:p text:style-name="P21">Wizard's Block I</text:p>
                    </text:list-item>
                  </text:list>
                  <text:p text:style-name="P7"/>
                </table:table-cell>
                <table:table-cell table:style-name="Table28.A1" office:value-type="string">
                  <text:list xml:id="list40343861" text:continue-numbering="true" text:style-name="WWNum2">
                    <text:list-item>
                      <text:p text:style-name="P21">Blink Block I</text:p>
                    </text:list-item>
                    <text:list-item>
                      <text:p text:style-name="P21">Bonus Block(1)</text:p>
                    </text:list-item>
                    <text:list-item>
                      <text:p text:style-name="P21">Mana(2)</text:p>
                    </text:list-item>
                    <text:list-item>
                      <text:p text:style-name="P21">Spell Blocker I</text:p>
                    </text:list-item>
                    <text:list-item>
                      <text:p text:style-name="P21">Staff Touch</text:p>
                    </text:list-item>
                    <text:list-item>
                      <text:p text:style-name="P21">Stored Spell(1)</text:p>
                    </text:list-item>
                    <text:list-item>
                      <text:p text:style-name="P21">Wizard's Block II</text:p>
                    </text:list-item>
                  </text:list>
                  <text:p text:style-name="P7"/>
                  <text:p text:style-name="P3"/>
                </table:table-cell>
                <table:table-cell table:style-name="Table28.A1" office:value-type="string">
                  <text:list xml:id="list40335402" text:continue-numbering="true" text:style-name="WWNum2">
                    <text:list-item>
                      <text:p text:style-name="P21">Blink Block II</text:p>
                    </text:list-item>
                    <text:list-item>
                      <text:p text:style-name="P21">Improved Give Ground II</text:p>
                    </text:list-item>
                    <text:list-item>
                      <text:p text:style-name="P21">Mana(3)</text:p>
                    </text:list-item>
                    <text:list-item>
                      <text:p text:style-name="P21">Spell Blocker II</text:p>
                    </text:list-item>
                    <text:list-item>
                      <text:p text:style-name="P21">Staff Slam</text:p>
                    </text:list-item>
                    <text:list-item>
                      <text:p text:style-name="P21">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589499714084090572" text:style-name="L1">
                    <text:list-item>
                      <text:p text:style-name="P52">Blaster</text:p>
                    </text:list-item>
                    <text:list-item>
                      <text:p text:style-name="P52">Custom Spell Slot(1)</text:p>
                    </text:list-item>
                    <text:list-item>
                      <text:p text:style-name="P52">Furious Alchemy</text:p>
                    </text:list-item>
                    <text:list-item>
                      <text:p text:style-name="P52">Glass Master I</text:p>
                    </text:list-item>
                    <text:list-item>
                      <text:p text:style-name="P52">One True Science</text:p>
                    </text:list-item>
                    <text:list-item>
                      <text:p text:style-name="P52">Self-Immunity I</text:p>
                    </text:list-item>
                    <text:list-item>
                      <text:p text:style-name="P52">Strong Arm I</text:p>
                    </text:list-item>
                    <text:list-item>
                      <text:p text:style-name="P52">Tenacious Alchemy(1)</text:p>
                    </text:list-item>
                  </text:list>
                </table:table-cell>
                <table:table-cell table:style-name="Table30.A1" office:value-type="string">
                  <text:list xml:id="list40321443" text:continue-numbering="true" text:style-name="L1">
                    <text:list-item>
                      <text:p text:style-name="P52">Custom Spell Slot(5)</text:p>
                    </text:list-item>
                    <text:list-item>
                      <text:p text:style-name="P52">Field Work I</text:p>
                    </text:list-item>
                    <text:list-item>
                      <text:p text:style-name="P52">Frugal Alchemist</text:p>
                    </text:list-item>
                    <text:list-item>
                      <text:p text:style-name="P52">Gatherer I</text:p>
                    </text:list-item>
                    <text:list-item>
                      <text:p text:style-name="P52">Glass Master II</text:p>
                    </text:list-item>
                    <text:list-item>
                      <text:p text:style-name="P52">Mix Master</text:p>
                    </text:list-item>
                    <text:list-item>
                      <text:p text:style-name="P52">Quick Cork</text:p>
                    </text:list-item>
                    <text:list-item>
                      <text:p text:style-name="P52">Recycler I</text:p>
                    </text:list-item>
                    <text:list-item>
                      <text:p text:style-name="P52">Strong Arm II</text:p>
                    </text:list-item>
                  </text:list>
                  <text:p text:style-name="P8"/>
                  <text:p text:style-name="P13"/>
                </table:table-cell>
                <table:table-cell table:style-name="Table30.A1" office:value-type="string">
                  <text:list xml:id="list40324003" text:continue-numbering="true" text:style-name="L1">
                    <text:list-item>
                      <text:p text:style-name="P52">Custom Spell Slot(9)</text:p>
                    </text:list-item>
                    <text:list-item>
                      <text:p text:style-name="P52">Field Work II</text:p>
                    </text:list-item>
                    <text:list-item>
                      <text:p text:style-name="P52">Gatherer II</text:p>
                    </text:list-item>
                    <text:list-item>
                      <text:p text:style-name="P52">Recycler II</text:p>
                    </text:list-item>
                    <text:list-item>
                      <text:p text:style-name="P52">Self-Immunity II</text:p>
                    </text:list-item>
                    <text:list-item>
                      <text:p text:style-name="P52">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1">Custom Spell Slot(1)</text:p>
                    </text:list-item>
                    <text:list-item>
                      <text:p text:style-name="P21">Furious Voice(1)</text:p>
                    </text:list-item>
                    <text:list-item>
                      <text:p text:style-name="P21">Improved Voice I</text:p>
                    </text:list-item>
                    <text:list-item>
                      <text:p text:style-name="P21"><text:soft-page-break/>Loud Chants I</text:p>
                    </text:list-item>
                    <text:list-item>
                      <text:p text:style-name="P21">Mana(1)</text:p>
                    </text:list-item>
                    <text:list-item>
                      <text:p text:style-name="P21">Tenacious Cast(1)</text:p>
                    </text:list-item>
                  </text:list>
                  <text:p text:style-name="P7"/>
                </table:table-cell>
                <table:table-cell table:style-name="Table32.A1" office:value-type="string">
                  <text:list xml:id="list40332823"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7"/>
                  <text:p text:style-name="P3"/>
                </table:table-cell>
                <table:table-cell table:style-name="Table32.A1" office:value-type="string">
                  <text:list xml:id="list40315470"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40344610" text:continue-numbering="true" text:style-name="WWNum2">
                    <text:list-item>
                      <text:p text:style-name="P21">Additional Spirit(1)</text:p>
                    </text:list-item>
                    <text:list-item>
                      <text:p text:style-name="P21">Consume Spirit I</text:p>
                    </text:list-item>
                    <text:list-item>
                      <text:p text:style-name="P21">Furious Cast(1)</text:p>
                    </text:list-item>
                    <text:list-item>
                      <text:p text:style-name="P21">Mana(1)</text:p>
                    </text:list-item>
                    <text:list-item>
                      <text:p text:style-name="P21">Tenacious Cast(1)</text:p>
                    </text:list-item>
                  </text:list>
                  <text:p text:style-name="P5"/>
                </table:table-cell>
                <table:table-cell table:style-name="Table34.A1" office:value-type="string">
                  <text:list xml:id="list40329137" text:continue-numbering="true" text:style-name="WWNum2">
                    <text:list-item>
                      <text:p text:style-name="P21">Additional Spirit(2)</text:p>
                    </text:list-item>
                    <text:list-item>
                      <text:p text:style-name="P21">Mana(2)</text:p>
                    </text:list-item>
                    <text:list-item>
                      <text:p text:style-name="P21">Spirit Cabal</text:p>
                    </text:list-item>
                    <text:list-item>
                      <text:p text:style-name="P21">Spirit Call Effect</text:p>
                    </text:list-item>
                    <text:list-item>
                      <text:p text:style-name="P21">Spirit Conduit</text:p>
                    </text:list-item>
                    <text:list-item>
                      <text:p text:style-name="P21">Spirit protectors</text:p>
                    </text:list-item>
                  </text:list>
                  <text:p text:style-name="P7"/>
                  <text:p text:style-name="P3"/>
                </table:table-cell>
                <table:table-cell table:style-name="Table34.A1" office:value-type="string">
                  <text:list xml:id="list40330401" text:continue-numbering="true" text:style-name="WWNum2">
                    <text:list-item>
                      <text:p text:style-name="P21">Additional Spirit(3)</text:p>
                    </text:list-item>
                    <text:list-item>
                      <text:p text:style-name="P21">Consume Spirit II</text:p>
                    </text:list-item>
                    <text:list-item>
                      <text:p text:style-name="P21">Furious Cast(2)</text:p>
                    </text:list-item>
                    <text:list-item>
                      <text:p text:style-name="P21">Mana(3)</text:p>
                    </text:list-item>
                    <text:list-item>
                      <text:p text:style-name="P21">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40326894" text:continue-numbering="true" text:style-name="WWNum2">
                    <text:list-item>
                      <text:p text:style-name="P21">Armsman I</text:p>
                    </text:list-item>
                    <text:list-item>
                      <text:p text:style-name="P21">Hit Points +2</text:p>
                    </text:list-item>
                    <text:list-item>
                      <text:p text:style-name="P21">Improved Charge I</text:p>
                    </text:list-item>
                    <text:list-item>
                      <text:p text:style-name="P21">Knockdown Blow(3)</text:p>
                    </text:list-item>
                    <text:list-item>
                      <text:p text:style-name="P21">Offensive Stance</text:p>
                    </text:list-item>
                    <text:list-item>
                      <text:p text:style-name="P21">Press</text:p>
                    </text:list-item>
                    <text:list-item>
                      <text:p text:style-name="P21">Wade In</text:p>
                    </text:list-item>
                  </text:list>
                </table:table-cell>
                <table:table-cell table:style-name="Table36.A1" office:value-type="string">
                  <text:list xml:id="list40332508" text:continue-numbering="true" text:style-name="WWNum2">
                    <text:list-item>
                      <text:p text:style-name="P21">Armsman II</text:p>
                    </text:list-item>
                    <text:list-item>
                      <text:p text:style-name="P21">Hammer Down</text:p>
                    </text:list-item>
                    <text:list-item>
                      <text:p text:style-name="P21">Hit Points +2</text:p>
                    </text:list-item>
                    <text:list-item>
                      <text:p text:style-name="P21">Improved Charge II</text:p>
                    </text:list-item>
                    <text:list-item>
                      <text:p text:style-name="P21">Knockdown Blow(5)</text:p>
                    </text:list-item>
                    <text:list-item>
                      <text:p text:style-name="P21">Reinforced</text:p>
                    </text:list-item>
                    <text:list-item>
                      <text:p text:style-name="P21">Stunning Blow(2)</text:p>
                    </text:list-item>
                    <text:list-item>
                      <text:p text:style-name="P21">Sweep I</text:p>
                    </text:list-item>
                  </text:list>
                  <text:p text:style-name="P7"/>
                  <text:p text:style-name="P3"/>
                </table:table-cell>
                <table:table-cell table:style-name="Table36.A1" office:value-type="string">
                  <text:list xml:id="list40326151" text:continue-numbering="true" text:style-name="WWNum2">
                    <text:list-item>
                      <text:p text:style-name="P21">Hit Points +2</text:p>
                    </text:list-item>
                    <text:list-item>
                      <text:p text:style-name="P21">Knockdown Blow(7)</text:p>
                    </text:list-item>
                    <text:list-item>
                      <text:p text:style-name="P21">Overhand Swing</text:p>
                    </text:list-item>
                    <text:list-item>
                      <text:p text:style-name="P21">Stunning Blow(3)</text:p>
                    </text:list-item>
                    <text:list-item>
                      <text:p text:style-name="P21">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40342882" text:continue-numbering="true" text:style-name="WWNum2">
                    <text:list-item>
                      <text:p text:style-name="P21">Bonus Block(1)</text:p>
                    </text:list-item>
                    <text:list-item>
                      <text:p text:style-name="P21">Defensive Stance</text:p>
                    </text:list-item>
                    <text:list-item>
                      <text:p text:style-name="P21">Improved Charge</text:p>
                    </text:list-item>
                    <text:list-item>
                      <text:p text:style-name="P21">Improved Give Ground I</text:p>
                    </text:list-item>
                    <text:list-item>
                      <text:p text:style-name="P21">Offensive Stance</text:p>
                    </text:list-item>
                    <text:list-item>
                      <text:p text:style-name="P21">Pack Fighter</text:p>
                    </text:list-item>
                    <text:list-item>
                      <text:p text:style-name="P21">Phalanx</text:p>
                    </text:list-item>
                  </text:list>
                  <text:p text:style-name="P3"/>
                </table:table-cell>
                <table:table-cell table:style-name="Table38.A1" office:value-type="string">
                  <text:list xml:id="list40327080" text:continue-numbering="true" text:style-name="WWNum2">
                    <text:list-item>
                      <text:p text:style-name="P21">Bonus Block(2)</text:p>
                    </text:list-item>
                    <text:list-item>
                      <text:p text:style-name="P21">Hold the Line</text:p>
                    </text:list-item>
                    <text:list-item>
                      <text:p text:style-name="P21">Improved Give Ground II</text:p>
                    </text:list-item>
                    <text:list-item>
                      <text:p text:style-name="P21">Into The Breach I</text:p>
                    </text:list-item>
                    <text:list-item>
                      <text:p text:style-name="P21">Shift The Line</text:p>
                    </text:list-item>
                    <text:list-item>
                      <text:p text:style-name="P21">Zone of Control I</text:p>
                    </text:list-item>
                  </text:list>
                  <text:p text:style-name="P7"/>
                  <text:p text:style-name="P3"/>
                </table:table-cell>
                <table:table-cell table:style-name="Table38.A1" office:value-type="string">
                  <text:list xml:id="list40336644" text:continue-numbering="true" text:style-name="WWNum2">
                    <text:list-item>
                      <text:p text:style-name="P21">Into The Breach II</text:p>
                    </text:list-item>
                    <text:list-item>
                      <text:p text:style-name="P21">Keep Fighting</text:p>
                    </text:list-item>
                    <text:list-item>
                      <text:p text:style-name="P21">Volley Fire</text:p>
                    </text:list-item>
                    <text:list-item>
                      <text:p text:style-name="P21">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40340183" text:continue-numbering="true" text:style-name="WWNum2">
                    <text:list-item>
                      <text:p text:style-name="P21"><text:soft-page-break/>Defensive Stance</text:p>
                    </text:list-item>
                    <text:list-item>
                      <text:p text:style-name="P21">Fast Fists(12)</text:p>
                    </text:list-item>
                    <text:list-item>
                      <text:p text:style-name="P21">Fist To A Sword Fight</text:p>
                    </text:list-item>
                    <text:list-item>
                      <text:p text:style-name="P21">Furious Fists</text:p>
                    </text:list-item>
                    <text:list-item>
                      <text:p text:style-name="P21">Get Inside</text:p>
                    </text:list-item>
                    <text:list-item>
                      <text:p text:style-name="P21">Hardened Skin</text:p>
                    </text:list-item>
                    <text:list-item>
                      <text:p text:style-name="P21">Offensive Stance</text:p>
                    </text:list-item>
                    <text:list-item>
                      <text:p text:style-name="P21">Pugilist I</text:p>
                    </text:list-item>
                    <text:list-item>
                      <text:p text:style-name="P21">Stand Ground</text:p>
                    </text:list-item>
                    <text:list-item>
                      <text:p text:style-name="P21">Wade In</text:p>
                    </text:list-item>
                  </text:list>
                </table:table-cell>
                <table:table-cell table:style-name="Table40.A1" office:value-type="string">
                  <text:list xml:id="list40329305" text:continue-numbering="true" text:style-name="WWNum2">
                    <text:list-item>
                      <text:p text:style-name="P21">Disarm(11)</text:p>
                    </text:list-item>
                    <text:list-item>
                      <text:p text:style-name="P21">Dodge(1)</text:p>
                    </text:list-item>
                    <text:list-item>
                      <text:p text:style-name="P21">Fast Fists(10)</text:p>
                    </text:list-item>
                    <text:list-item>
                      <text:p text:style-name="P21">Fearsome Display</text:p>
                    </text:list-item>
                    <text:list-item>
                      <text:p text:style-name="P21">Hit Points +2</text:p>
                    </text:list-item>
                    <text:list-item>
                      <text:p text:style-name="P21">Pugilist II</text:p>
                    </text:list-item>
                    <text:list-item>
                      <text:p text:style-name="P21">Resist Daze/Stun(2)</text:p>
                    </text:list-item>
                    <text:list-item>
                      <text:p text:style-name="P21">Striker(1)</text:p>
                    </text:list-item>
                    <text:list-item>
                      <text:p text:style-name="P21">Stunning Blow(2)</text:p>
                    </text:list-item>
                  </text:list>
                  <text:p text:style-name="P9"/>
                  <text:p text:style-name="P7"/>
                  <text:p text:style-name="P3"/>
                </table:table-cell>
                <table:table-cell table:style-name="Table40.A1" office:value-type="string">
                  <text:list xml:id="list40319183" text:continue-numbering="true" text:style-name="WWNum2">
                    <text:list-item>
                      <text:p text:style-name="P21">Bonus Dodge(1)</text:p>
                    </text:list-item>
                    <text:list-item>
                      <text:p text:style-name="P21">Disarm(10)</text:p>
                    </text:list-item>
                    <text:list-item>
                      <text:p text:style-name="P21">Dodge(2)</text:p>
                    </text:list-item>
                    <text:list-item>
                      <text:p text:style-name="P21">Fast Fists(9)</text:p>
                    </text:list-item>
                    <text:list-item>
                      <text:p text:style-name="P21">Hit Points +2</text:p>
                    </text:list-item>
                    <text:list-item>
                      <text:p text:style-name="P21">Pugilist III</text:p>
                    </text:list-item>
                    <text:list-item>
                      <text:p text:style-name="P21">Resist Daze/Stun(4)</text:p>
                    </text:list-item>
                    <text:list-item>
                      <text:p text:style-name="P21">Striker(2)</text:p>
                    </text:list-item>
                    <text:list-item>
                      <text:p text:style-name="P21">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Swordsman</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40329906" text:continue-numbering="true" text:style-name="WWNum2">
                    <text:list-item>
                      <text:p text:style-name="P21">Armsman I</text:p>
                    </text:list-item>
                    <text:list-item>
                      <text:p text:style-name="P21">Cautious Fighter</text:p>
                    </text:list-item>
                    <text:list-item>
                      <text:p text:style-name="P21">Defensive Stance</text:p>
                    </text:list-item>
                    <text:list-item>
                      <text:p text:style-name="P21">Fast Draw</text:p>
                    </text:list-item>
                    <text:list-item>
                      <text:p text:style-name="P21">Press</text:p>
                    </text:list-item>
                    <text:list-item>
                      <text:p text:style-name="P21">Offensive Stance</text:p>
                    </text:list-item>
                    <text:list-item>
                      <text:p text:style-name="P21">Thrust(2)</text:p>
                      <text:p text:style-name="P56"/>
                    </text:list-item>
                  </text:list>
                </table:table-cell>
                <table:table-cell table:style-name="Table47.A1" office:value-type="string">
                  <text:list xml:id="list40325298" text:continue-numbering="true" text:style-name="WWNum2">
                    <text:list-item>
                      <text:p text:style-name="P21">Armsman II</text:p>
                    </text:list-item>
                    <text:list-item>
                      <text:p text:style-name="P21">Bonus Block(1)</text:p>
                    </text:list-item>
                    <text:list-item>
                      <text:p text:style-name="P21">Disarm(12)</text:p>
                    </text:list-item>
                    <text:list-item>
                      <text:p text:style-name="P21">Hit Points +2</text:p>
                    </text:list-item>
                    <text:list-item>
                      <text:p text:style-name="P21">Mobility(1)</text:p>
                    </text:list-item>
                    <text:list-item>
                      <text:p text:style-name="P21">Second Wind I</text:p>
                    </text:list-item>
                    <text:list-item>
                      <text:p text:style-name="P21">Thrust(4)</text:p>
                    </text:list-item>
                    <text:list-item>
                      <text:p text:style-name="P21">Zone Of Control I</text:p>
                    </text:list-item>
                  </text:list>
                  <text:p text:style-name="P9"/>
                  <text:p text:style-name="P7"/>
                  <text:p text:style-name="P3"/>
                </table:table-cell>
                <table:table-cell table:style-name="Table47.A1" office:value-type="string">
                  <text:list xml:id="list40334185" text:continue-numbering="true" text:style-name="WWNum2">
                    <text:list-item>
                      <text:p text:style-name="P21">Bonus Block(2)</text:p>
                    </text:list-item>
                    <text:list-item>
                      <text:p text:style-name="P21">Disarm(11)</text:p>
                    </text:list-item>
                    <text:list-item>
                      <text:p text:style-name="P21">Hit Point +2</text:p>
                    </text:list-item>
                    <text:list-item>
                      <text:p text:style-name="P21">Mobility(2)</text:p>
                    </text:list-item>
                    <text:list-item>
                      <text:p text:style-name="P21">Second Wind II</text:p>
                    </text:list-item>
                    <text:list-item>
                      <text:p text:style-name="P21">Thrust(5)</text:p>
                    </text:list-item>
                    <text:list-item>
                      <text:p text:style-name="P21">Zone Of Control II</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1" table:style-name="Table41">
        <table:table-column table:style-name="Table41.A"/>
        <table:table-row>
          <table:table-cell table:style-name="Table41.A1" office:value-type="string">
            <text:p text:style-name="P1">Throwing</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40334865" text:continue-numbering="true" text:style-name="WWNum2">
                    <text:list-item>
                      <text:p text:style-name="P21">Bleeder(2)</text:p>
                    </text:list-item>
                    <text:list-item>
                      <text:p text:style-name="P21">Catch Thrown(10)</text:p>
                    </text:list-item>
                    <text:list-item>
                      <text:p text:style-name="P21">Fast Draw*</text:p>
                    </text:list-item>
                    <text:list-item>
                      <text:p text:style-name="P21">Fast Thrown(12)</text:p>
                    </text:list-item>
                    <text:list-item>
                      <text:p text:style-name="P21">Hidden Compartments</text:p>
                    </text:list-item>
                    <text:list-item>
                      <text:p text:style-name="P21">Increase Throwing Range I</text:p>
                    </text:list-item>
                  </text:list>
                </table:table-cell>
                <table:table-cell table:style-name="Table42.A1" office:value-type="string">
                  <text:list xml:id="list40327919" text:continue-numbering="true" text:style-name="WWNum2">
                    <text:list-item>
                      <text:p text:style-name="P21">Bleeder(3)</text:p>
                    </text:list-item>
                    <text:list-item>
                      <text:p text:style-name="P21">Catch Thrown(9)</text:p>
                    </text:list-item>
                    <text:list-item>
                      <text:p text:style-name="P21">Double Shot*</text:p>
                    </text:list-item>
                    <text:list-item>
                      <text:p text:style-name="P21">Fast Thrown(11)</text:p>
                    </text:list-item>
                    <text:list-item>
                      <text:p text:style-name="P21">Increase Throwing Range II</text:p>
                    </text:list-item>
                    <text:list-item>
                      <text:p text:style-name="P21">Piercer(1)</text:p>
                    </text:list-item>
                    <text:list-item>
                      <text:p text:style-name="P21">Quick Aim**</text:p>
                    </text:list-item>
                  </text:list>
                  <text:p text:style-name="P9"/>
                  <text:p text:style-name="P7"/>
                  <text:p text:style-name="P3"/>
                </table:table-cell>
                <table:table-cell table:style-name="Table42.A1" office:value-type="string">
                  <text:list xml:id="list40345162" text:continue-numbering="true" text:style-name="WWNum2">
                    <text:list-item>
                      <text:p text:style-name="P21">Bleeder(4)</text:p>
                    </text:list-item>
                    <text:list-item>
                      <text:p text:style-name="P21">Catch Thrown, Arrow(8)</text:p>
                    </text:list-item>
                    <text:list-item>
                      <text:p text:style-name="P21">Fast Thrown(10)</text:p>
                    </text:list-item>
                    <text:list-item>
                      <text:p text:style-name="P21">Hit And Run</text:p>
                    </text:list-item>
                    <text:list-item>
                      <text:p text:style-name="P21">Piercer(2)</text:p>
                    </text:list-item>
                    <text:list-item>
                      <text:p text:style-name="P21">Triple Shot*</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40342791" text:continue-numbering="true" text:style-name="WWNum2">
                    <text:list-item>
                      <text:p text:style-name="P21">Break Fall I</text:p>
                    </text:list-item>
                    <text:list-item>
                      <text:p text:style-name="P21">Improved Disengage I</text:p>
                    </text:list-item>
                    <text:list-item>
                      <text:p text:style-name="P21">Lone Wolf</text:p>
                    </text:list-item>
                    <text:list-item>
                      <text:p text:style-name="P21">Mobility(1)</text:p>
                    </text:list-item>
                    <text:list-item>
                      <text:p text:style-name="P21"><text:soft-page-break/>Overland Traveler</text:p>
                    </text:list-item>
                    <text:list-item>
                      <text:p text:style-name="P21">Rough Runner</text:p>
                    </text:list-item>
                    <text:list-item>
                      <text:p text:style-name="P21">Terrain Affinity</text:p>
                      <text:p text:style-name="P56"/>
                    </text:list-item>
                  </text:list>
                </table:table-cell>
                <table:table-cell table:style-name="Table51.A1" office:value-type="string">
                  <text:list xml:id="list40331861" text:continue-numbering="true" text:style-name="WWNum2">
                    <text:list-item>
                      <text:p text:style-name="P21">Expert Camper I</text:p>
                    </text:list-item>
                    <text:list-item>
                      <text:p text:style-name="P21">Expert Climber I</text:p>
                    </text:list-item>
                    <text:list-item>
                      <text:p text:style-name="P21">Expert Swimmer I</text:p>
                    </text:list-item>
                    <text:list-item>
                      <text:p text:style-name="P21">Happy Camper</text:p>
                    </text:list-item>
                    <text:list-item>
                      <text:p text:style-name="P21">Improved Disengage II</text:p>
                    </text:list-item>
                    <text:list-item>
                      <text:p text:style-name="P21">Mobility(2)</text:p>
                    </text:list-item>
                    <text:list-item>
                      <text:p text:style-name="P21">Unseen Passage</text:p>
                      <text:p text:style-name="P56"/>
                    </text:list-item>
                  </text:list>
                  <text:p text:style-name="P9"/>
                  <text:p text:style-name="P7"/>
                  <text:p text:style-name="P3"/>
                </table:table-cell>
                <table:table-cell table:style-name="Table51.A1" office:value-type="string">
                  <text:list xml:id="list40339979" text:continue-numbering="true" text:style-name="WWNum2">
                    <text:list-item>
                      <text:p text:style-name="P21">Expert Camper II</text:p>
                    </text:list-item>
                    <text:list-item>
                      <text:p text:style-name="P21">Expert Climber II</text:p>
                    </text:list-item>
                    <text:list-item>
                      <text:p text:style-name="P21">Expert Swimmer II</text:p>
                    </text:list-item>
                    <text:list-item>
                      <text:p text:style-name="P21">Improved Disengage III</text:p>
                    </text:list-item>
                    <text:list-item>
                      <text:p text:style-name="P21">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749279091568165132"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6440085728428315506" text:style-name="WWNum21">
              <text:list-item>
                <text:p text:style-name="P23">Your attacks with light weapons do +1 damage</text:p>
              </text:list-item>
              <text:list-item>
                <text:p text:style-name="P23">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7138049116276872144" text:style-name="WWNum23">
              <text:list-item>
                <text:p text:style-name="P24">Your animal companion gets +1 to hit</text:p>
              </text:list-item>
              <text:list-item>
                <text:p text:style-name="P24">Your animal companion gets an additional +1 to hit</text:p>
              </text:list-item>
              <text:list-item>
                <text:p text:style-name="P24">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40314744" text:continue-numbering="true" text:style-name="WWNum23">
              <text:list-item>
                <text:p text:style-name="P24">Your animal companion gets +1 AV, or 2 AV, whichever is better</text:p>
              </text:list-item>
              <text:list-item>
                <text:p text:style-name="P24">Your animal companion gets an additional +1 AV</text:p>
              </text:list-item>
              <text:list-item>
                <text:p text:style-name="P24">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2203400884930241707" text:style-name="WWNum22">
              <text:list-item>
                <text:p text:style-name="P25">Combat</text:p>
                <text:list>
                  <text:list-item>
                    <text:p text:style-name="P53"><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3"><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3"><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5">Scout</text:p>
                <text:list>
                  <text:list-item>
                    <text:p text:style-name="P53"><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3"><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3"><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5">Tanky</text:p>
                <text:list>
                  <text:list-item>
                    <text:p text:style-name="P53"><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3"><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3"><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4881279566808012972" text:style-name="WWNum24">
              <text:list-item>
                <text:p text:style-name="P26">Your animal companion gets +1 to all his defense skills</text:p>
              </text:list-item>
              <text:list-item>
                <text:p text:style-name="P26">Your animal companion gets an additional +1 to all his defense skills</text:p>
              </text:list-item>
              <text:list-item>
                <text:p text:style-name="P26">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ext:soft-page-break/>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7861609044197732450" text:style-name="WWNum14">
              <text:list-item>
                <text:p text:style-name="P27">You can wield, and do full damage with, a weapon with a leverage die 1 step higher than your Muscle die</text:p>
              </text:list-item>
              <text:list-item>
                <text:p text:style-name="P27">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6">When you successfully block, you can spend an inspiration to immediately move 1 hex</text:p>
              </text:list-item>
              <text:list-item>
                <text:p text:style-name="P26">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40339255" text:continue-numbering="true" text:style-name="WWNum24">
              <text:list-item>
                <text:p text:style-name="P26">You take ½ damage from falls</text:p>
              </text:list-item>
              <text:list-item>
                <text:p text:style-name="P26">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40335083" text:continue-numbering="true" text:style-name="WWNum24">
              <text:list-item>
                <text:p text:style-name="P26">You can consume a spirit, making it unavailable for a week, and you immediately gain 1d3 spell levels back</text:p>
              </text:list-item>
              <text:list-item>
                <text:p text:style-name="P26">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ext:soft-page-break/>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8081058450957237382" text:style-name="WWNum29">
              <text:list-item>
                <text:p text:style-name="P40">You get a +1 to camping checks and give your group 1 extra camp action</text:p>
              </text:list-item>
              <text:list-item>
                <text:p text:style-name="P40">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40343098" text:continue-numbering="true" text:style-name="WWNum29">
              <text:list-item>
                <text:p text:style-name="P40">You get a +1 to climb checks and can climb 2 hexes/round faster</text:p>
              </text:list-item>
              <text:list-item>
                <text:p text:style-name="P40">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40328068" text:continue-numbering="true" text:style-name="WWNum29">
              <text:list-item>
                <text:p text:style-name="P40">You get a +1 to swim checks, and can remain underwater 2x longer before losing hit points</text:p>
              </text:list-item>
              <text:list-item>
                <text:p text:style-name="P40">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40343223" text:continue-numbering="true" text:style-name="WWNum29">
              <text:list-item>
                <text:p text:style-name="P40">You can create potions in the field (with a kit) at a -2 casting penalty</text:p>
              </text:list-item>
              <text:list-item>
                <text:p text:style-name="P40">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7156881254492735478" text:style-name="WWNum27">
              <text:list-item>
                <text:p text:style-name="P41">You can move at ½ speed with a grappled opponent</text:p>
              </text:list-item>
              <text:list-item>
                <text:p text:style-name="P41">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40314336" text:continue-numbering="true" text:style-name="WWNum27">
              <text:list-item>
                <text:p text:style-name="P41">When you give ground, you can move one adjacent ally with you</text:p>
              </text:list-item>
              <text:list-item>
                <text:p text:style-name="P41">When you give ground, you can move up to three adjacent allies with you</text:p>
              </text:list-item>
            </text:list>
          </table:table-cell>
        </table:table-row>
        <table:table-row>
          <table:table-cell table:style-name="Table43.A1" office:value-type="string">
            <text:p text:style-name="P4">Frugal <text:soft-page-break/>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4599945628569724557" text:style-name="WWNum34">
              <text:list-item>
                <text:p text:style-name="P51">When gaining exotics, or herbs, you gain 1 more than you normally would</text:p>
              </text:list-item>
              <text:list-item>
                <text:p text:style-name="P51">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3166023076145212906" text:style-name="WWNum30">
              <text:list-item>
                <text:p text:style-name="P42">The chance of glass breaking is reduced to 1/12</text:p>
              </text:list-item>
              <text:list-item>
                <text:p text:style-name="P42">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4365324678427327319" text:style-name="WWNum35">
              <text:list-item>
                <text:p text:style-name="P43">You may throw great weapons using your regular attack skill. Weapons thrown in this fashion do Dmg(-1) + Mus(-1) damage and are -2 to hit</text:p>
              </text:list-item>
              <text:list-item>
                <text:p text:style-name="P43">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6478131649971135530" text:style-name="WWNum10">
              <text:list-item>
                <text:p text:style-name="P28">When you charge you take no penalty to hit</text:p>
              </text:list-item>
              <text:list-item>
                <text:p text:style-name="P28">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7076938953694263563" text:style-name="WWNum9">
              <text:list-item>
                <text:p text:style-name="P29">When your opponents get a free attack because you disengage from melee, their attacks do not get a +2 bonus to hit</text:p>
              </text:list-item>
              <text:list-item>
                <text:p text:style-name="P29">When disengaging, you get +2 defense</text:p>
              </text:list-item>
              <text:list-item>
                <text:p text:style-name="P29">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40325205" text:continue-numbering="true" text:style-name="WWNum9">
              <text:list-item>
                <text:p text:style-name="P29">When you give ground, you may retreat 2 hexes</text:p>
              </text:list-item>
              <text:list-item>
                <text:p text:style-name="P29">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40319648" text:continue-numbering="true" text:style-name="WWNum9">
              <text:list-item>
                <text:p text:style-name="P44">Your voice score is Power/2</text:p>
              </text:list-item>
              <text:list-item>
                <text:p text:style-name="P44">Your voice score increases to Power*(3/4)</text:p>
              </text:list-item>
              <text:list-item>
                <text:p text:style-name="P44">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40315513" text:continue-numbering="true" text:style-name="WWNum9">
              <text:list-item>
                <text:p text:style-name="P44">Range bands with thrown weapons increase 50%</text:p>
              </text:list-item>
              <text:list-item>
                <text:p text:style-name="P44">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40324014" text:continue-numbering="true" text:style-name="WWNum9">
              <text:list-item>
                <text:p text:style-name="P44">By spending one inspiration, you may move an adjacent ally with you as part of your action (max is your ½ move)</text:p>
              </text:list-item>
              <text:list-item>
                <text:p text:style-name="P44">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ext:soft-page-break/>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6016450439063486476" text:style-name="WWNum37">
              <text:list-item>
                <text:p text:style-name="P45">Chants affect all allies or enemies within 15 hexes</text:p>
              </text:list-item>
              <text:list-item>
                <text:p text:style-name="P45">Chants affect all allies or enemies within 20 hexes</text:p>
              </text:list-item>
              <text:list-item>
                <text:p text:style-name="P45">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8671181254561911353" text:style-name="WWNum18">
              <text:list-item>
                <text:p text:style-name="P46">The first inspiration you spend to reduce incoming damage reduces it by 1d4 (instead of 1 point)</text:p>
              </text:list-item>
              <text:list-item>
                <text:p text:style-name="P46">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8975382912740439657" text:style-name="WWNum16">
              <text:list-item>
                <text:p text:style-name="P30">You can use your medical skill in place of your brawling skill to make an unarmed attack. If your attack hits a location with AV 3 or less, you do MUS+1d4 penetrating damage</text:p>
              </text:list-item>
              <text:list-item>
                <text:p text:style-name="P30">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8298500468734511439" text:style-name="WWNum17">
              <text:list-item>
                <text:p text:style-name="P31">You can use your medical skill to provide long-term care, taking 1 hour to give 2d4 healing</text:p>
              </text:list-item>
              <text:list-item>
                <text:p text:style-name="P31">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40328963" text:continue-numbering="true" text:style-name="WWNum17">
              <text:list-item>
                <text:p text:style-name="P31">When you get an impale, instead of impairing your enemy, you can immobilize him</text:p>
              </text:list-item>
              <text:list-item>
                <text:p text:style-name="P31">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1734015790682000778" text:style-name="WWNum20">
              <text:list-item>
                <text:p text:style-name="P32">You get +1 to-hit and +1 damage when enemies are in the first range band</text:p>
              </text:list-item>
              <text:list-item>
                <text:p text:style-name="P32">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40346808" text:continue-numbering="true" text:style-name="WWNum20">
              <text:list-item>
                <text:p text:style-name="P32">You may apply poison to your weapons</text:p>
              </text:list-item>
              <text:list-item>
                <text:p text:style-name="P32">Poisons you apply have a +2 to the save DL, and do +1 effect/die</text:p>
              </text:list-item>
              <text:list-item>
                <text:p text:style-name="P32">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5246778789815485694" text:style-name="WWNum33">
              <text:list-item>
                <text:p text:style-name="P33">Your fist leverage damage is 1d4+1 or +1 die step</text:p>
              </text:list-item>
              <text:list-item>
                <text:p text:style-name="P33"><text:soft-page-break/>Your fist leverage damage is 1d6+1 or +2 die step</text:p>
              </text:list-item>
              <text:list-item>
                <text:p text:style-name="P33">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40331098" text:continue-numbering="true" text:style-name="WWNum33">
              <text:list-item>
                <text:p text:style-name="P33">You can burn exotics to restore alchemy skill levels, gaining 1 for each exotic consumed</text:p>
              </text:list-item>
              <text:list-item>
                <text:p text:style-name="P33">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7755578221514703815" text:style-name="WWNum12">
              <text:list-item>
                <text:p text:style-name="P34">Once per fight, spend an inspiration and heal 1d6 hit points</text:p>
              </text:list-item>
              <text:list-item>
                <text:p text:style-name="P34">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88639000329527578" text:style-name="WWNum31">
              <text:list-item>
                <text:p text:style-name="P35">You are immune to your own poisons and gasses and get +2 to save against any poison check</text:p>
              </text:list-item>
              <text:list-item>
                <text:p text:style-name="P35">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40332322" text:continue-numbering="true" text:style-name="WWNum31">
              <text:list-item>
                <text:p text:style-name="P17">You get no penalty when performing medical checks on yourself</text:p>
              </text:list-item>
              <text:list-item>
                <text:p text:style-name="P35">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4598035481981128731" text:style-name="WWNum36">
              <text:list-item>
                <text:p text:style-name="P36">You get a +1 to hit and +2 damage when you interrupt an opponent that charges you</text:p>
              </text:list-item>
              <text:list-item>
                <text:p text:style-name="P36">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8473968258891032652" text:style-name="WWNum11">
              <text:list-item>
                <text:p text:style-name="P37">Spend 1 inspiration to take a 1” move at any time (may be used once a combat round)</text:p>
              </text:list-item>
              <text:list-item>
                <text:p text:style-name="P54"><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6378617303438362580" text:style-name="WWNum28">
              <text:list-item>
                <text:p text:style-name="P47">You can spend inspiration to block bolt spells with your shield</text:p>
              </text:list-item>
              <text:list-item>
                <text:p text:style-name="P47">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text:soft-page-break/>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1332671795842775991" text:style-name="WWNum32">
              <text:list-item>
                <text:p text:style-name="P48">Your potion throwing range is increased by 50% and you get +1 to throwing skill</text:p>
              </text:list-item>
              <text:list-item>
                <text:p text:style-name="P48">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8583452329302990273" text:style-name="WWNum15">
              <text:list-item>
                <text:p text:style-name="P49">Spend an inspiration and you can attack two adjacent characters in front of you, taking a -2 penalty to hit each</text:p>
              </text:list-item>
              <text:list-item>
                <text:p text:style-name="P49">Spend an inspiration and you can attack three adjacent characters in front of you, taking a -2 penalty to hit each</text:p>
              </text:list-item>
              <text:list-item>
                <text:p text:style-name="P49">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40345593" text:continue-numbering="true" text:style-name="WWNum15">
              <text:list-item>
                <text:p text:style-name="P49">+1 Swim, you can stay underwater 3x longer, you fight with no penalty underwater, you are resistant to gas attacks</text:p>
              </text:list-item>
              <text:list-item>
                <text:p text:style-name="P49">+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820351686495818752" text:style-name="WWNum26">
              <text:list-item>
                <text:p text:style-name="P55"><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5"><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7941855299392335573" text:style-name="WWNum25">
              <text:list-item>
                <text:p text:style-name="P38">Small animals surround you when in the wilderness. You can talk with these creatures and they will sometimes give you useful information. You get +2 to navigate, track and wilderness lore checks</text:p>
              </text:list-item>
              <text:list-item>
                <text:p text:style-name="P38">Your wilderness friends can carry messages and small objects to those within 5km</text:p>
              </text:list-item>
              <text:list-item>
                <text:p text:style-name="P38">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text:soft-page-break/>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40338790" text:continue-numbering="true" text:style-name="WWNum25">
              <text:list-item>
                <text:p text:style-name="P38">When you block in the same round you cast a spell, your penalty is only -1</text:p>
              </text:list-item>
              <text:list-item>
                <text:p text:style-name="P38">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5773058053341403240" text:style-name="WWNum13">
              <text:list-item>
                <text:p text:style-name="P58"><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8"><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8"><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8"><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40320006" text:continue-numbering="true" text:style-name="WWNum13">
              <text:list-item>
                <text:p text:style-name="P50">As a melee fighter, you count as two combatants for purposes of engaging enemies and locking them in combat</text:p>
              </text:list-item>
              <text:list-item>
                <text:p text:style-name="P50">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2T20:14:34.11</dc:date>
    <meta:editing-cycles>50</meta:editing-cycles>
    <meta:editing-duration>PT3H59M45S</meta:editing-duration>
    <meta:document-statistic meta:table-count="49" meta:image-count="0" meta:object-count="0" meta:page-count="15" meta:paragraph-count="1172" meta:word-count="6966" meta:character-count="35979"/>
    <meta:template xlink:type="simple" xlink:actuate="onRequest" xlink:title="" xlink:href="Normal.dotm"/>
  </office:meta>
</office:document-meta>
</file>